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officeooo:rsid="00018c09" officeooo:paragraph-rsid="00018c09"/>
    </style:style>
    <style:style style:name="P2" style:family="paragraph" style:parent-style-name="Standard" style:list-style-name="L1">
      <style:text-properties officeooo:rsid="00018c09" officeooo:paragraph-rsid="00018c09"/>
    </style:style>
    <style:style style:name="P3" style:family="paragraph" style:parent-style-name="Standard">
      <style:text-properties officeooo:rsid="00036423" officeooo:paragraph-rsid="00036423"/>
    </style:style>
    <style:style style:name="P4" style:family="paragraph" style:parent-style-name="Standard">
      <style:text-properties officeooo:rsid="0003b20c" officeooo:paragraph-rsid="0003b20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30/11/2015</text:p>
      <text:p text:style-name="P4"/>
      <text:p text:style-name="P1">Pasos a seguir para la instalación en un dominio propio</text:p>
      <text:p text:style-name="P1"/>
      <text:p text:style-name="P1">1) Contratar un servidor externo.</text:p>
      <text:p text:style-name="P1">Esto es realmente fácil y barato, hay cientos de opciones disponibles.</text:p>
      <text:p text:style-name="P1">Habitualmente yo contrato servidores de Amazon, los cuales son un poco mas caros (en el orden de los U$S200/mes), pero hay algunos como godaddy.com que arrancan en el orden de los U$S8,00/mes (ocho dólares por mes).</text:p>
      <text:p text:style-name="P1">La ventaja grande que tienen godaddy y sus equivalentes (además del precio) es que la mayor parte de la adeministración la hacen ellos.</text:p>
      <text:p text:style-name="P1">Los requerimientos técnicos son:</text:p>
      <text:list xml:id="list5016524040640524731" text:style-name="L1">
        <text:list-item>
          <text:p text:style-name="P2">Sistema operativo preferetemente Linux (puede ser Windows)</text:p>
        </text:list-item>
        <text:list-item>
          <text:p text:style-name="P2">Servidor Web Apache (si mas tarde la carga es demasiado grande, se puede pasar a nginx)</text:p>
        </text:list-item>
        <text:list-item>
          <text:p text:style-name="P2">Base de datos postgresql 9.1 o posterior</text:p>
        </text:list-item>
        <text:list-item>
          <text:p text:style-name="P2">Administrador de fuentes Git</text:p>
        </text:list-item>
      </text:list>
      <text:p text:style-name="P1"/>
      <text:p text:style-name="P1">2) Contratar el nombre del dominio (.com.py)</text:p>
      <text:p text:style-name="P3">Esto se hace en <text:a xlink:type="simple" xlink:href="http://www.nic.py/" text:style-name="Internet_20_link" text:visited-style-name="Visited_20_Internet_20_Link"><text:span text:style-name="T1">http://www.nic.py/</text:span></text:a><text:span text:style-name="T2"> y tiene un costo de 200.000 Guaraníes por año.</text:span></text:p>
      <text:p text:style-name="P3"><text:span text:style-name="T2"/></text:p>
      <text:p text:style-name="P3"><text:span text:style-name="T2">3) Contratar un servidor de nombres (DNS)</text:span></text:p>
      <text:p text:style-name="P3"><text:span text:style-name="T2"/></text:p>
      <text:p text:style-name="P3"><text:span text:style-name="T2">Si se contrata godaddy o equivalentes, esto lo hacen ellos (habitualmente). Si no, yo siempre contrato zoneedit que es sumamente ágil y confiable. Tiene un costo mensual aproximado de U$S3 (trés dólares por mes)</text:span></text:p>
      <text:p text:style-name="P3"><text:span text:style-name="T2"/></text:p>
      <text:p text:style-name="P3"><text:span text:style-name="T2">4) Además, vamos a necesitar acceder a la base de datos que tienen en Ganemax. Esto es necesario para tener los premios que se están pagando. Se puede tener acceso directo a la base de datos, o desarrollar un pequeño servicio web que se conect con ell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initial-creator>Scott Templer</meta:initial-creator>
    <meta:creation-date>2006-05-16T10:26:40</meta:creation-date>
    <dc:language>en-US</dc:language>
    <meta:editing-cycles>4</meta:editing-cycles>
    <meta:editing-duration>PT19M58S</meta:editing-duration>
    <dc:date>2015-11-30T10:40:31.897820240</dc:date>
    <meta:document-statistic meta:table-count="0" meta:image-count="0" meta:object-count="0" meta:page-count="1" meta:paragraph-count="16" meta:word-count="237" meta:character-count="1398" meta:non-whitespace-character-count="1181"/>
    <meta:user-defined meta:name="Info 1"/>
    <meta:user-defined meta:name="Info 2"/>
    <meta:user-defined meta:name="Info 3"/>
    <meta:user-defined meta:name="Info 4"/>
  </office:meta>
</office:document-meta>
</file>